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0b17d0"/>
    </style:style>
    <style:style style:name="P2" style:family="paragraph" style:parent-style-name="Standard">
      <style:text-properties officeooo:paragraph-rsid="000c9142"/>
    </style:style>
    <style:style style:name="P3" style:family="paragraph" style:parent-style-name="Standard">
      <style:text-properties officeooo:paragraph-rsid="000e7b1a"/>
    </style:style>
    <style:style style:name="P4" style:family="paragraph" style:parent-style-name="Standard">
      <style:text-properties officeooo:paragraph-rsid="000f399d"/>
    </style:style>
    <style:style style:name="P5" style:family="paragraph" style:parent-style-name="Standard">
      <style:text-properties officeooo:paragraph-rsid="00111c8d"/>
    </style:style>
    <style:style style:name="P6" style:family="paragraph" style:parent-style-name="Standard">
      <style:text-properties officeooo:paragraph-rsid="00127b5e"/>
    </style:style>
    <style:style style:name="P7" style:family="paragraph" style:parent-style-name="Standard">
      <style:text-properties officeooo:paragraph-rsid="001293fc"/>
    </style:style>
    <style:style style:name="T1" style:family="text">
      <style:text-properties officeooo:rsid="000b17d0"/>
    </style:style>
    <style:style style:name="T2" style:family="text">
      <style:text-properties officeooo:rsid="000c9142"/>
    </style:style>
    <style:style style:name="T3" style:family="text">
      <style:text-properties officeooo:rsid="000e7b1a"/>
    </style:style>
    <style:style style:name="T4" style:family="text">
      <style:text-properties officeooo:rsid="000f399d"/>
    </style:style>
    <style:style style:name="T5" style:family="text">
      <style:text-properties officeooo:rsid="00111c8d"/>
    </style:style>
    <style:style style:name="T6" style:family="text">
      <style:text-properties officeooo:rsid="00127b5e"/>
    </style:style>
    <style:style style:name="T7" style:family="text">
      <style:text-properties officeooo:rsid="001293fc"/>
    </style:style>
    <style:style style:name="T8" style:family="text">
      <style:text-properties officeooo:rsid="001469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Brukermanual</text:span></text:p>
      <text:p text:style-name="Standard"><text:span text:style-name="T1"/></text:p>
      <text:p text:style-name="P1"><text:span text:style-name="T1">I brukermanualen finner man fremgangsmåter for hvordan man bruker applikasjonen Sheepolini, en Android applikasjon for tablets og mobiltelefoner. Manualen inneholder bilder av de forskjellige aktivitetene med beskrivende tekst for å forklare alle mulighetene i applikasjonen.</text:span></text:p>
      <text:p text:style-name="P1"><text:span text:style-name="T1"/></text:p>
      <text:p text:style-name="P1"><text:span text:style-name="T1"/></text:p>
      <text:p text:style-name="P1"><text:span text:style-name="T1">1. Installasjon</text:span></text:p>
      <text:p text:style-name="P1"><text:span text:style-name="T1"/></text:p>
      <text:p text:style-name="P1"><text:span text:style-name="T1">For å kunne bruke applikasjonen trenger brukeren en mobiltelefon eller tablet med Android operativsystem. Alle android enheter har tilgang på en applikasjons portal som heter Google Play. Kan man søke seg frem til applikasjoner (Se bilde).</text:span></text:p>
      <text:p text:style-name="P1"><text:span text:style-name="T1"/></text:p>
      <text:p text:style-name="P1"><text:span text:style-name="T1"/></text:p>
      <text:p text:style-name="P1"><text:span text:style-name="T1">Etter brukeren har søkt opp ø</text:span><text:span text:style-name="T2">nsket applikasjon, i dette tilfellet Sheepolini, har man muligheten til å velge installer. Når det er gjort har man mulighet til å starte applikasjonen på sin enhet. </text:span></text:p>
      <text:p text:style-name="P1"><text:span text:style-name="T2"/></text:p>
      <text:p text:style-name="P2"><text:span text:style-name="T2">2. Log-inn</text:span></text:p>
      <text:p text:style-name="P2"><text:span text:style-name="T2"/></text:p>
      <text:p text:style-name="P2"><text:span text:style-name="T2">Etter et velkomstvindu kommer man direkte til log-inn vinduet. Her kan brukeren skrive inn brukernavn og passord for å få tilgang på sin brukerprofil. </text:span></text:p>
      <text:p text:style-name="P2"><text:span text:style-name="T2">Hvis man ikke har registrert seg tidligere er det mulighet for å gjøre dette ved å trykke på knappen «registrer ny bruker» (Se bilde). </text:span></text:p>
      <text:p text:style-name="P2"><text:span text:style-name="T2"/></text:p>
      <text:p text:style-name="P3"><text:span text:style-name="T3">I denne aktiviteten eller på dette vinduet om du vil, må brukeren registrere seg med, brukernavn, passord, epost, navn, telefonnummer og en reserve epost for bruk ved varsling til mer enn en person. (Se bilde for feltindikasjon.). </text:span></text:p>
      <text:p text:style-name="P3"><text:span text:style-name="T3"/></text:p>
      <text:p text:style-name="P3"><text:span text:style-name="T3">Når registreringen er gjennomført sendes brukeren automatisk tilbake til innloggingsvinduet hvor man kan logge seg inn med den nylig opprettede profilen. </text:span></text:p>
      <text:p text:style-name="P3"><text:span text:style-name="T3"/></text:p>
      <text:p text:style-name="P7"><text:span text:style-name="T7">Kart. </text:span></text:p>
      <text:p text:style-name="P7"><text:span text:style-name="T7"/></text:p>
      <text:p text:style-name="P4"><text:span text:style-name="T4">Etter log-in blir brukeren sendt direkte til kartet. Her får vi se alle sauene som bonden har registrert. Hvis ingen sauer er registrert zoomer ikke kartet inn, men vi får allikevel opp et kart. I denne aktiviteten har vi mange valg. (Se bildet med markering av alternativ). Om det er sauer registrert på profilen vil kartet automatisk zoome inn på det området sauene befinner seg i slik at alle sauene fortsatt er i bildet. Her er det muligheter for å trykke på markørene for å få opp navnet på sauen og id nummeret. I det vinduet som vises kan man igjen trykke for å gå direkte til denne sauens profil. </text:span></text:p>
      <text:p text:style-name="P4"><text:span text:style-name="T4"/></text:p>
      <text:p text:style-name="P4"><text:span text:style-name="T4">I toppmenyen kan vi velge sauer(1) eller profil(2). Vi har også muligheten til å vise en meny (3) med alternativ for kart visninger. Her er alternativene satellitt, topografisk, kart visning og log-ut. </text:span></text:p>
      <text:p text:style-name="P7"><text:span text:style-name="T7">Kartet som brukes er av typen google maps og har de samme funksjonene som man er vent til om man har brukt google maps tidligere. Zoom inn med dobelt klikk, zoom inn og ut med bruk av «klyp» funksjon. Roter kartet med to finger «roter» funksjon. </text:span></text:p>
      <text:p text:style-name="P4"><text:span text:style-name="T4"/></text:p>
      <text:p text:style-name="P4"><text:span text:style-name="T4"/></text:p>
      <text:p text:style-name="P4"><text:span text:style-name="T4"/></text:p>
      <text:p text:style-name="P4"><text:span text:style-name="T4">Alternativ 1 sauer. </text:span></text:p>
      <text:p text:style-name="P4"><text:span text:style-name="T4"/></text:p>
      <text:p text:style-name="P4"><text:span text:style-name="T4">Her vil brukeren få en oversikt over alle sauene som er registrert i hans/hennes navn. </text:span><text:span text:style-name="T5">Her er det mulig å trykke på en sau for å få mer informasjon om den enkelte sauen eller trykke lenge på en </text:span><text:soft-page-break/><text:span text:style-name="T5">valgt sau for å få opp en meny med valgene; delete og sheep position som viser den ene sauen i kartet. I oversikten over sauene har vi muligheten til å legge til en ny sau (1), søke i sauelisten (2), oppdatere sauelisten (3) og se logg (4) for den siste uken. </text:span></text:p>
      <text:p text:style-name="P4"><text:span text:style-name="T5"/></text:p>
      <text:p text:style-name="P5"><text:span text:style-name="T5">Saueprofil</text:span></text:p>
      <text:p text:style-name="P5"><text:span text:style-name="T5"/></text:p>
      <text:p text:style-name="P5"><text:span text:style-name="T5">Hvis man trykker seg inn på en sau får man opp en profil for den valgte sauen. Her har vi informasjon som; navn (1), fødsels dato (2), vekt (3), helse (4) og status (5). </text:span></text:p>
      <text:p text:style-name="P5"><text:span text:style-name="T5">Feltene navn, alder, vekt og helse er noe bonden selv fyller inn ved registrering. Har man en sau som ar helseproblemer kan man skrive inn dette i feltet slik at man husker det til neste sjekke av sauen. Feltet status oppdateres automatisk med «Alive», «Alarm» og «Dead». </text:span></text:p>
      <text:p text:style-name="P5"><text:span text:style-name="T5"/></text:p>
      <text:p text:style-name="P5"><text:span text:style-name="T5">På profilen til sauen har vi også muligheten til å redigere informasjonen til sauen (6), slette sauen fra databasen (7), se posisjonen til sauen i kartet (8) og vise logg for den ene sauen (9). </text:span></text:p>
      <text:p text:style-name="P5"><text:span text:style-name="T5"/></text:p>
      <text:p text:style-name="P6"><text:span text:style-name="T6">I loggen for individuelle sauer får man opp alle hendelsene som er registrert på den enkelte sau den siste uken. Ved de planlagte oppdateringene (3 ganger daglig) og ved eventuelle Alarmer. Her er det også mulighet til å søk på status eller alarmer for å få en oversikt over kritiske hendelse på den sauen den siste uken. </text:span></text:p>
      <text:p text:style-name="P6"><text:span text:style-name="T6"/></text:p>
      <text:p text:style-name="P6"><text:span text:style-name="T6">Brukerprofil</text:span></text:p>
      <text:p text:style-name="P6"><text:span text:style-name="T6"/></text:p>
      <text:p text:style-name="P6"><text:span text:style-name="T6">Velger man å trykke på profil i toppmenyen på kartet får kommer man inn på bondens profil. </text:span><text:span text:style-name="T7">Her har man oversikt over den informasjonen som er lagret om deg som bruker. Navn (1), Brukernavn (2), passord (3) har et felt, men det vises ikke, epost (4), telefon (5) og antall sauer (6) som er registrert på bonden. Her er det også mulighet for å redigere informasjonen (7). Trykker man på rediger (8) får man muligheten til å endre navn, epost, telefonnummer og endre passord forutsatt at man husker det gamle passordet sitt. </text:span></text:p>
      <text:p text:style-name="P6"><text:span text:style-name="T7"/></text:p>
      <text:p text:style-name="P7"><text:span text:style-name="T7">Glemt passord. </text:span></text:p>
      <text:p text:style-name="P7"><text:span text:style-name="T7"/></text:p>
      <text:p text:style-name="P7"><text:span text:style-name="T7">Her har man muligheten </text:span><text:span text:style-name="T8">for å skrive inn brukernavet ditt om du har glemt passorde. Når det er gjort blir brukeren sendt til neste skjerm (Se bildet). En mail blir sendt til den registrerte adressen (se bildet). I denne mailen får man en engangsnøkkel. Brukeren skriver inn denne nøkkelen sammen med et nytt passord. </text:span></text:p>
      <text:p text:style-name="P7"><text:span text:style-name="T8"/></text:p>
      <text:p text:style-name="P7"><text:span text:style-name="T8"/></text:p>
      <text:p text:style-name="P6"><text:span text:style-name="T6"/></text:p>
      <text:p text:style-name="P3"><text:span text:style-name="T3"/></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b" fo:country="NO"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6T11:03:49</meta:creation-date>
    <dc:date>2013-11-06T17:37:07</dc:date>
    <meta:editing-duration>PT3H59M26S</meta:editing-duration>
    <meta:editing-cycles>1</meta:editing-cycles>
    <meta:document-statistic meta:table-count="0" meta:image-count="0" meta:object-count="0" meta:page-count="2" meta:paragraph-count="25" meta:word-count="818" meta:character-count="4783" meta:non-whitespace-character-count="3972"/>
    <meta:generator>LibreOffice/3.6$MacOSX_x86 LibreOffice_project/da8c1e6-fd468f4-454e206-f42a4a9-143cfd</meta:generator>
  </office:meta>
</office:document-meta>
</file>